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1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MSKS-00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fo:background-color="#ffa07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SKS-002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8" table:default-cell-style-name="ce2"/>
        <table:table-column table:style-name="co3" table:number-columns-repeated="45" table:default-cell-style-name="Default"/>
        <table:table-row table:style-name="ro1">
          <table:table-cell table:style-name="ce1" office:value-type="string" calcext:value-type="string">
            <text:p>Парична маса и нејзините компоненти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2005М12</text:p>
          </table:table-cell>
          <table:table-cell table:style-name="ce3" office:value-type="string" calcext:value-type="string">
            <text:p>2006М12</text:p>
          </table:table-cell>
          <table:table-cell table:style-name="ce3" office:value-type="string" calcext:value-type="string">
            <text:p>2007М12</text:p>
          </table:table-cell>
          <table:table-cell table:style-name="ce3" office:value-type="string" calcext:value-type="string">
            <text:p>2008М12</text:p>
          </table:table-cell>
          <table:table-cell table:style-name="ce3" office:value-type="string" calcext:value-type="string">
            <text:p>2009М12</text:p>
          </table:table-cell>
          <table:table-cell table:style-name="ce3" office:value-type="string" calcext:value-type="string">
            <text:p>2010М12</text:p>
          </table:table-cell>
          <table:table-cell table:style-name="ce3" office:value-type="string" calcext:value-type="string">
            <text:p>2011М12</text:p>
          </table:table-cell>
          <table:table-cell table:style-name="ce3" office:value-type="string" calcext:value-type="string">
            <text:p>2012М12</text:p>
          </table:table-cell>
          <table:table-cell table:style-name="ce3" office:value-type="string" calcext:value-type="string">
            <text:p>2013М12</text:p>
          </table:table-cell>
          <table:table-cell table:style-name="ce3" office:value-type="string" calcext:value-type="string">
            <text:p>2014М12</text:p>
          </table:table-cell>
          <table:table-cell table:style-name="ce3" office:value-type="string" calcext:value-type="string">
            <text:p>2015М12</text:p>
          </table:table-cell>
          <table:table-cell table:style-name="ce3" office:value-type="string" calcext:value-type="string">
            <text:p>2016М12</text:p>
          </table:table-cell>
          <table:table-cell table:style-name="ce3" office:value-type="string" calcext:value-type="string">
            <text:p>2017М12</text:p>
          </table:table-cell>
          <table:table-cell table:style-name="ce3" office:value-type="string" calcext:value-type="string">
            <text:p>2018М12</text:p>
          </table:table-cell>
          <table:table-cell table:style-name="ce3" office:value-type="string" calcext:value-type="string">
            <text:p>2019М12</text:p>
          </table:table-cell>
          <table:table-cell table:style-name="ce3" office:value-type="string" calcext:value-type="string">
            <text:p>2020М12</text:p>
          </table:table-cell>
          <table:table-cell table:style-name="ce3" office:value-type="string" calcext:value-type="string">
            <text:p>2021М12</text:p>
          </table:table-cell>
          <table:table-cell table:style-name="ce3" office:value-type="string" calcext:value-type="string">
            <text:p>2022М06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ПАРИЧНА МАСА</text:p>
          </table:table-cell>
          <table:table-cell table:style-name="ce5" office:value-type="float" office:value="109402.9" calcext:value-type="float">
            <text:p>109402.90</text:p>
          </table:table-cell>
          <table:table-cell table:style-name="ce5" office:value-type="float" office:value="136542.1" calcext:value-type="float">
            <text:p>136542.10</text:p>
          </table:table-cell>
          <table:table-cell table:style-name="ce5" office:value-type="float" office:value="177384.54" calcext:value-type="float">
            <text:p>177384.54</text:p>
          </table:table-cell>
          <table:table-cell table:style-name="ce5" office:value-type="float" office:value="198348.21" calcext:value-type="float">
            <text:p>198348.21</text:p>
          </table:table-cell>
          <table:table-cell table:style-name="ce5" office:value-type="float" office:value="201660.97" calcext:value-type="float">
            <text:p>201660.97</text:p>
          </table:table-cell>
          <table:table-cell table:style-name="ce5" office:value-type="float" office:value="225085.86" calcext:value-type="float">
            <text:p>225085.86</text:p>
          </table:table-cell>
          <table:table-cell table:style-name="ce5" office:value-type="float" office:value="245181.13" calcext:value-type="float">
            <text:p>245181.13</text:p>
          </table:table-cell>
          <table:table-cell table:style-name="ce5" office:value-type="float" office:value="252693.92" calcext:value-type="float">
            <text:p>252693.92</text:p>
          </table:table-cell>
          <table:table-cell table:style-name="ce5" office:value-type="float" office:value="259276.28" calcext:value-type="float">
            <text:p>259276.28</text:p>
          </table:table-cell>
          <table:table-cell table:style-name="ce5" office:value-type="float" office:value="282407.89" calcext:value-type="float">
            <text:p>282407.89</text:p>
          </table:table-cell>
          <table:table-cell table:style-name="ce5" office:value-type="float" office:value="304073.89" calcext:value-type="float">
            <text:p>304073.89</text:p>
          </table:table-cell>
          <table:table-cell table:style-name="ce5" office:value-type="float" office:value="322198.92" calcext:value-type="float">
            <text:p>322198.92</text:p>
          </table:table-cell>
          <table:table-cell table:style-name="ce5" office:value-type="float" office:value="336988.52" calcext:value-type="float">
            <text:p>336988.52</text:p>
          </table:table-cell>
          <table:table-cell table:style-name="ce5" office:value-type="float" office:value="373435.52" calcext:value-type="float">
            <text:p>373435.52</text:p>
          </table:table-cell>
          <table:table-cell table:style-name="ce5" office:value-type="float" office:value="404028.1" calcext:value-type="float">
            <text:p>404028.10</text:p>
          </table:table-cell>
          <table:table-cell table:style-name="ce5" office:value-type="float" office:value="436230.87" calcext:value-type="float">
            <text:p>436230.87</text:p>
          </table:table-cell>
          <table:table-cell table:style-name="ce5" office:value-type="float" office:value="474753.07" calcext:value-type="float">
            <text:p>474753.07</text:p>
          </table:table-cell>
          <table:table-cell table:style-name="ce5" office:value-type="float" office:value="462071.42" calcext:value-type="float">
            <text:p>462071.42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Готови пари во оптек</text:p>
          </table:table-cell>
          <table:table-cell table:style-name="ce5" office:value-type="float" office:value="14424" calcext:value-type="float">
            <text:p>14424.00</text:p>
          </table:table-cell>
          <table:table-cell table:style-name="ce5" office:value-type="float" office:value="16187" calcext:value-type="float">
            <text:p>16187.00</text:p>
          </table:table-cell>
          <table:table-cell table:style-name="ce5" office:value-type="float" office:value="17908" calcext:value-type="float">
            <text:p>17908.00</text:p>
          </table:table-cell>
          <table:table-cell table:style-name="ce5" office:value-type="float" office:value="17601" calcext:value-type="float">
            <text:p>17601.00</text:p>
          </table:table-cell>
          <table:table-cell table:style-name="ce5" office:value-type="float" office:value="16265.8" calcext:value-type="float">
            <text:p>16265.80</text:p>
          </table:table-cell>
          <table:table-cell table:style-name="ce5" office:value-type="float" office:value="16958.14" calcext:value-type="float">
            <text:p>16958.14</text:p>
          </table:table-cell>
          <table:table-cell table:style-name="ce5" office:value-type="float" office:value="19307.93" calcext:value-type="float">
            <text:p>19307.93</text:p>
          </table:table-cell>
          <table:table-cell table:style-name="ce5" office:value-type="float" office:value="20117.52" calcext:value-type="float">
            <text:p>20117.52</text:p>
          </table:table-cell>
          <table:table-cell table:style-name="ce5" office:value-type="float" office:value="20706.27" calcext:value-type="float">
            <text:p>20706.27</text:p>
          </table:table-cell>
          <table:table-cell table:style-name="ce5" office:value-type="float" office:value="23221.49" calcext:value-type="float">
            <text:p>23221.49</text:p>
          </table:table-cell>
          <table:table-cell table:style-name="ce5" office:value-type="float" office:value="26300.23" calcext:value-type="float">
            <text:p>26300.23</text:p>
          </table:table-cell>
          <table:table-cell table:style-name="ce5" office:value-type="float" office:value="28193.16" calcext:value-type="float">
            <text:p>28193.16</text:p>
          </table:table-cell>
          <table:table-cell table:style-name="ce5" office:value-type="float" office:value="29967.76" calcext:value-type="float">
            <text:p>29967.76</text:p>
          </table:table-cell>
          <table:table-cell table:style-name="ce5" office:value-type="float" office:value="32233.38" calcext:value-type="float">
            <text:p>32233.38</text:p>
          </table:table-cell>
          <table:table-cell table:style-name="ce5" office:value-type="float" office:value="36108.03" calcext:value-type="float">
            <text:p>36108.03</text:p>
          </table:table-cell>
          <table:table-cell table:style-name="ce5" office:value-type="float" office:value="43700.87" calcext:value-type="float">
            <text:p>43700.87</text:p>
          </table:table-cell>
          <table:table-cell table:style-name="ce5" office:value-type="float" office:value="44479.58" calcext:value-type="float">
            <text:p>44479.58</text:p>
          </table:table-cell>
          <table:table-cell table:style-name="ce5" office:value-type="float" office:value="43625.52" calcext:value-type="float">
            <text:p>43625.52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Депозити кај депозитните институции</text:p>
          </table:table-cell>
          <table:table-cell table:style-name="ce5" office:value-type="float" office:value="94978.9" calcext:value-type="float">
            <text:p>94978.90</text:p>
          </table:table-cell>
          <table:table-cell table:style-name="ce5" office:value-type="float" office:value="120355.1" calcext:value-type="float">
            <text:p>120355.10</text:p>
          </table:table-cell>
          <table:table-cell table:style-name="ce5" office:value-type="float" office:value="159476.54" calcext:value-type="float">
            <text:p>159476.54</text:p>
          </table:table-cell>
          <table:table-cell table:style-name="ce5" office:value-type="float" office:value="180747.21" calcext:value-type="float">
            <text:p>180747.21</text:p>
          </table:table-cell>
          <table:table-cell table:style-name="ce5" office:value-type="float" office:value="185395.17" calcext:value-type="float">
            <text:p>185395.17</text:p>
          </table:table-cell>
          <table:table-cell table:style-name="ce5" office:value-type="float" office:value="208127.72" calcext:value-type="float">
            <text:p>208127.72</text:p>
          </table:table-cell>
          <table:table-cell table:style-name="ce5" office:value-type="float" office:value="225873.2" calcext:value-type="float">
            <text:p>225873.20</text:p>
          </table:table-cell>
          <table:table-cell table:style-name="ce5" office:value-type="float" office:value="232576.4" calcext:value-type="float">
            <text:p>232576.40</text:p>
          </table:table-cell>
          <table:table-cell table:style-name="ce5" office:value-type="float" office:value="238570.01" calcext:value-type="float">
            <text:p>238570.01</text:p>
          </table:table-cell>
          <table:table-cell table:style-name="ce5" office:value-type="float" office:value="259186.4" calcext:value-type="float">
            <text:p>259186.40</text:p>
          </table:table-cell>
          <table:table-cell table:style-name="ce5" office:value-type="float" office:value="277773.66" calcext:value-type="float">
            <text:p>277773.66</text:p>
          </table:table-cell>
          <table:table-cell table:style-name="ce5" office:value-type="float" office:value="294005.76" calcext:value-type="float">
            <text:p>294005.76</text:p>
          </table:table-cell>
          <table:table-cell table:style-name="ce5" office:value-type="float" office:value="307020.76" calcext:value-type="float">
            <text:p>307020.76</text:p>
          </table:table-cell>
          <table:table-cell table:style-name="ce5" office:value-type="float" office:value="341202.14" calcext:value-type="float">
            <text:p>341202.14</text:p>
          </table:table-cell>
          <table:table-cell table:style-name="ce5" office:value-type="float" office:value="367920.07" calcext:value-type="float">
            <text:p>367920.07</text:p>
          </table:table-cell>
          <table:table-cell table:style-name="ce5" office:value-type="float" office:value="392530" calcext:value-type="float">
            <text:p>392530.00</text:p>
          </table:table-cell>
          <table:table-cell table:style-name="ce5" office:value-type="float" office:value="430273.49" calcext:value-type="float">
            <text:p>430273.49</text:p>
          </table:table-cell>
          <table:table-cell table:style-name="ce5" office:value-type="float" office:value="418445.91" calcext:value-type="float">
            <text:p>418445.91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МОНЕТАРНИ АГРЕГАТИ национална дефиниција</text:p>
          </table:table-cell>
          <table:table-cell table:number-columns-repeated="18" table:style-name="ce6" office:value-type="string" calcext:value-type="string">
            <text:p>..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1. Готови пари во оптек</text:p>
          </table:table-cell>
          <table:table-cell table:style-name="ce5" office:value-type="float" office:value="14424" calcext:value-type="float">
            <text:p>14424.00</text:p>
          </table:table-cell>
          <table:table-cell table:style-name="ce5" office:value-type="float" office:value="16187" calcext:value-type="float">
            <text:p>16187.00</text:p>
          </table:table-cell>
          <table:table-cell table:style-name="ce5" office:value-type="float" office:value="17908" calcext:value-type="float">
            <text:p>17908.00</text:p>
          </table:table-cell>
          <table:table-cell table:style-name="ce5" office:value-type="float" office:value="17601" calcext:value-type="float">
            <text:p>17601.00</text:p>
          </table:table-cell>
          <table:table-cell table:style-name="ce5" office:value-type="float" office:value="16265.8" calcext:value-type="float">
            <text:p>16265.80</text:p>
          </table:table-cell>
          <table:table-cell table:style-name="ce5" office:value-type="float" office:value="16958.14" calcext:value-type="float">
            <text:p>16958.14</text:p>
          </table:table-cell>
          <table:table-cell table:style-name="ce5" office:value-type="float" office:value="19307.93" calcext:value-type="float">
            <text:p>19307.93</text:p>
          </table:table-cell>
          <table:table-cell table:style-name="ce5" office:value-type="float" office:value="20117.52" calcext:value-type="float">
            <text:p>20117.52</text:p>
          </table:table-cell>
          <table:table-cell table:style-name="ce5" office:value-type="float" office:value="20706.27" calcext:value-type="float">
            <text:p>20706.27</text:p>
          </table:table-cell>
          <table:table-cell table:style-name="ce5" office:value-type="float" office:value="23221.49" calcext:value-type="float">
            <text:p>23221.49</text:p>
          </table:table-cell>
          <table:table-cell table:style-name="ce5" office:value-type="float" office:value="26300.23" calcext:value-type="float">
            <text:p>26300.23</text:p>
          </table:table-cell>
          <table:table-cell table:style-name="ce5" office:value-type="float" office:value="28193.16" calcext:value-type="float">
            <text:p>28193.16</text:p>
          </table:table-cell>
          <table:table-cell table:style-name="ce5" office:value-type="float" office:value="29967.76" calcext:value-type="float">
            <text:p>29967.76</text:p>
          </table:table-cell>
          <table:table-cell table:style-name="ce5" office:value-type="float" office:value="32233.38" calcext:value-type="float">
            <text:p>32233.38</text:p>
          </table:table-cell>
          <table:table-cell table:style-name="ce5" office:value-type="float" office:value="36108.02" calcext:value-type="float">
            <text:p>36108.02</text:p>
          </table:table-cell>
          <table:table-cell table:style-name="ce5" office:value-type="float" office:value="43700.87" calcext:value-type="float">
            <text:p>43700.87</text:p>
          </table:table-cell>
          <table:table-cell table:style-name="ce5" office:value-type="float" office:value="44479.57" calcext:value-type="float">
            <text:p>44479.57</text:p>
          </table:table-cell>
          <table:table-cell table:style-name="ce5" office:value-type="float" office:value="43625.52" calcext:value-type="float">
            <text:p>43625.52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2. Депозитни пари</text:p>
          </table:table-cell>
          <table:table-cell table:style-name="ce5" office:value-type="float" office:value="16929.9" calcext:value-type="float">
            <text:p>16929.90</text:p>
          </table:table-cell>
          <table:table-cell table:style-name="ce5" office:value-type="float" office:value="20601.1" calcext:value-type="float">
            <text:p>20601.10</text:p>
          </table:table-cell>
          <table:table-cell table:style-name="ce5" office:value-type="float" office:value="30949.54" calcext:value-type="float">
            <text:p>30949.54</text:p>
          </table:table-cell>
          <table:table-cell table:style-name="ce5" office:value-type="float" office:value="39341.21" calcext:value-type="float">
            <text:p>39341.21</text:p>
          </table:table-cell>
          <table:table-cell table:style-name="ce5" office:value-type="float" office:value="38317.86" calcext:value-type="float">
            <text:p>38317.86</text:p>
          </table:table-cell>
          <table:table-cell table:style-name="ce5" office:value-type="float" office:value="42909.07" calcext:value-type="float">
            <text:p>42909.07</text:p>
          </table:table-cell>
          <table:table-cell table:style-name="ce5" office:value-type="float" office:value="44332.84" calcext:value-type="float">
            <text:p>44332.84</text:p>
          </table:table-cell>
          <table:table-cell table:style-name="ce5" office:value-type="float" office:value="48121.75" calcext:value-type="float">
            <text:p>48121.75</text:p>
          </table:table-cell>
          <table:table-cell table:style-name="ce5" office:value-type="float" office:value="51403.83" calcext:value-type="float">
            <text:p>51403.83</text:p>
          </table:table-cell>
          <table:table-cell table:style-name="ce5" office:value-type="float" office:value="64908.34" calcext:value-type="float">
            <text:p>64908.34</text:p>
          </table:table-cell>
          <table:table-cell table:style-name="ce5" office:value-type="float" office:value="78053.06" calcext:value-type="float">
            <text:p>78053.06</text:p>
          </table:table-cell>
          <table:table-cell table:style-name="ce5" office:value-type="float" office:value="86640.66" calcext:value-type="float">
            <text:p>86640.66</text:p>
          </table:table-cell>
          <table:table-cell table:style-name="ce5" office:value-type="float" office:value="96288.4" calcext:value-type="float">
            <text:p>96288.40</text:p>
          </table:table-cell>
          <table:table-cell table:style-name="ce5" office:value-type="float" office:value="117615.83" calcext:value-type="float">
            <text:p>117615.83</text:p>
          </table:table-cell>
          <table:table-cell table:style-name="ce5" office:value-type="float" office:value="139579.91" calcext:value-type="float">
            <text:p>139579.91</text:p>
          </table:table-cell>
          <table:table-cell table:style-name="ce5" office:value-type="float" office:value="160764.89" calcext:value-type="float">
            <text:p>160764.89</text:p>
          </table:table-cell>
          <table:table-cell table:style-name="ce5" office:value-type="float" office:value="177716.08" calcext:value-type="float">
            <text:p>177716.08</text:p>
          </table:table-cell>
          <table:table-cell table:style-name="ce5" office:value-type="float" office:value="167599.06" calcext:value-type="float">
            <text:p>167599.06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3. Парична маса М1</text:p>
          </table:table-cell>
          <table:table-cell table:style-name="ce5" office:value-type="float" office:value="31353.9" calcext:value-type="float">
            <text:p>31353.90</text:p>
          </table:table-cell>
          <table:table-cell table:style-name="ce5" office:value-type="float" office:value="36788.1" calcext:value-type="float">
            <text:p>36788.10</text:p>
          </table:table-cell>
          <table:table-cell table:style-name="ce5" office:value-type="float" office:value="48857.54" calcext:value-type="float">
            <text:p>48857.54</text:p>
          </table:table-cell>
          <table:table-cell table:style-name="ce5" office:value-type="float" office:value="56942.21" calcext:value-type="float">
            <text:p>56942.21</text:p>
          </table:table-cell>
          <table:table-cell table:style-name="ce5" office:value-type="float" office:value="54583.66" calcext:value-type="float">
            <text:p>54583.66</text:p>
          </table:table-cell>
          <table:table-cell table:style-name="ce5" office:value-type="float" office:value="59867.21" calcext:value-type="float">
            <text:p>59867.21</text:p>
          </table:table-cell>
          <table:table-cell table:style-name="ce5" office:value-type="float" office:value="63640.77" calcext:value-type="float">
            <text:p>63640.77</text:p>
          </table:table-cell>
          <table:table-cell table:style-name="ce5" office:value-type="float" office:value="68239.27" calcext:value-type="float">
            <text:p>68239.27</text:p>
          </table:table-cell>
          <table:table-cell table:style-name="ce5" office:value-type="float" office:value="72110.1" calcext:value-type="float">
            <text:p>72110.10</text:p>
          </table:table-cell>
          <table:table-cell table:style-name="ce5" office:value-type="float" office:value="88129.83" calcext:value-type="float">
            <text:p>88129.83</text:p>
          </table:table-cell>
          <table:table-cell table:style-name="ce5" office:value-type="float" office:value="104353.29" calcext:value-type="float">
            <text:p>104353.29</text:p>
          </table:table-cell>
          <table:table-cell table:style-name="ce5" office:value-type="float" office:value="114833.82" calcext:value-type="float">
            <text:p>114833.82</text:p>
          </table:table-cell>
          <table:table-cell table:style-name="ce5" office:value-type="float" office:value="126256.16" calcext:value-type="float">
            <text:p>126256.16</text:p>
          </table:table-cell>
          <table:table-cell table:style-name="ce5" office:value-type="float" office:value="149849.2" calcext:value-type="float">
            <text:p>149849.20</text:p>
          </table:table-cell>
          <table:table-cell table:style-name="ce5" office:value-type="float" office:value="175687.94" calcext:value-type="float">
            <text:p>175687.94</text:p>
          </table:table-cell>
          <table:table-cell table:style-name="ce5" office:value-type="float" office:value="204465.75" calcext:value-type="float">
            <text:p>204465.75</text:p>
          </table:table-cell>
          <table:table-cell table:style-name="ce5" office:value-type="float" office:value="222195.64" calcext:value-type="float">
            <text:p>222195.64</text:p>
          </table:table-cell>
          <table:table-cell table:style-name="ce5" office:value-type="float" office:value="211224.58" calcext:value-type="float">
            <text:p>211224.58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4. Краткорочни депозити до 1 година</text:p>
          </table:table-cell>
          <table:table-cell table:style-name="ce5" office:value-type="float" office:value="73802" calcext:value-type="float">
            <text:p>73802.00</text:p>
          </table:table-cell>
          <table:table-cell table:style-name="ce5" office:value-type="float" office:value="94187" calcext:value-type="float">
            <text:p>94187.00</text:p>
          </table:table-cell>
          <table:table-cell table:style-name="ce5" office:value-type="float" office:value="119697" calcext:value-type="float">
            <text:p>119697.00</text:p>
          </table:table-cell>
          <table:table-cell table:style-name="ce5" office:value-type="float" office:value="124766" calcext:value-type="float">
            <text:p>124766.00</text:p>
          </table:table-cell>
          <table:table-cell table:style-name="ce5" office:value-type="float" office:value="133761.31" calcext:value-type="float">
            <text:p>133761.31</text:p>
          </table:table-cell>
          <table:table-cell table:style-name="ce5" office:value-type="float" office:value="144217.97" calcext:value-type="float">
            <text:p>144217.97</text:p>
          </table:table-cell>
          <table:table-cell table:style-name="ce5" office:value-type="float" office:value="155400.22" calcext:value-type="float">
            <text:p>155400.22</text:p>
          </table:table-cell>
          <table:table-cell table:style-name="ce5" office:value-type="float" office:value="151801" calcext:value-type="float">
            <text:p>151801.00</text:p>
          </table:table-cell>
          <table:table-cell table:style-name="ce5" office:value-type="float" office:value="148134.86" calcext:value-type="float">
            <text:p>148134.86</text:p>
          </table:table-cell>
          <table:table-cell table:style-name="ce5" office:value-type="float" office:value="148150.88" calcext:value-type="float">
            <text:p>148150.88</text:p>
          </table:table-cell>
          <table:table-cell table:style-name="ce5" office:value-type="float" office:value="150080.03" calcext:value-type="float">
            <text:p>150080.03</text:p>
          </table:table-cell>
          <table:table-cell table:style-name="ce5" office:value-type="float" office:value="155432.36" calcext:value-type="float">
            <text:p>155432.36</text:p>
          </table:table-cell>
          <table:table-cell table:style-name="ce5" office:value-type="float" office:value="154399.66" calcext:value-type="float">
            <text:p>154399.66</text:p>
          </table:table-cell>
          <table:table-cell table:style-name="ce5" office:value-type="float" office:value="163988.05" calcext:value-type="float">
            <text:p>163988.05</text:p>
          </table:table-cell>
          <table:table-cell table:style-name="ce5" office:value-type="float" office:value="169201.55" calcext:value-type="float">
            <text:p>169201.55</text:p>
          </table:table-cell>
          <table:table-cell table:style-name="ce5" office:value-type="float" office:value="178992.28" calcext:value-type="float">
            <text:p>178992.28</text:p>
          </table:table-cell>
          <table:table-cell table:style-name="ce5" office:value-type="float" office:value="200811.09" calcext:value-type="float">
            <text:p>200811.09</text:p>
          </table:table-cell>
          <table:table-cell table:style-name="ce5" office:value-type="float" office:value="205456.84" calcext:value-type="float">
            <text:p>205456.84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4.1. Во денари</text:p>
          </table:table-cell>
          <table:table-cell table:style-name="ce5" office:value-type="float" office:value="24677" calcext:value-type="float">
            <text:p>24677.00</text:p>
          </table:table-cell>
          <table:table-cell table:style-name="ce5" office:value-type="float" office:value="36742" calcext:value-type="float">
            <text:p>36742.00</text:p>
          </table:table-cell>
          <table:table-cell table:style-name="ce5" office:value-type="float" office:value="55599" calcext:value-type="float">
            <text:p>55599.00</text:p>
          </table:table-cell>
          <table:table-cell table:style-name="ce5" office:value-type="float" office:value="49584" calcext:value-type="float">
            <text:p>49584.00</text:p>
          </table:table-cell>
          <table:table-cell table:style-name="ce5" office:value-type="float" office:value="36688.06" calcext:value-type="float">
            <text:p>36688.06</text:p>
          </table:table-cell>
          <table:table-cell table:style-name="ce5" office:value-type="float" office:value="47029.16" calcext:value-type="float">
            <text:p>47029.16</text:p>
          </table:table-cell>
          <table:table-cell table:style-name="ce5" office:value-type="float" office:value="53617.14" calcext:value-type="float">
            <text:p>53617.14</text:p>
          </table:table-cell>
          <table:table-cell table:style-name="ce5" office:value-type="float" office:value="55146.84" calcext:value-type="float">
            <text:p>55146.84</text:p>
          </table:table-cell>
          <table:table-cell table:style-name="ce5" office:value-type="float" office:value="55918.54" calcext:value-type="float">
            <text:p>55918.54</text:p>
          </table:table-cell>
          <table:table-cell table:style-name="ce5" office:value-type="float" office:value="55696.38" calcext:value-type="float">
            <text:p>55696.38</text:p>
          </table:table-cell>
          <table:table-cell table:style-name="ce5" office:value-type="float" office:value="52457.81" calcext:value-type="float">
            <text:p>52457.81</text:p>
          </table:table-cell>
          <table:table-cell table:style-name="ce5" office:value-type="float" office:value="51084.87" calcext:value-type="float">
            <text:p>51084.87</text:p>
          </table:table-cell>
          <table:table-cell table:style-name="ce5" office:value-type="float" office:value="47833.54" calcext:value-type="float">
            <text:p>47833.54</text:p>
          </table:table-cell>
          <table:table-cell table:style-name="ce5" office:value-type="float" office:value="49486.7" calcext:value-type="float">
            <text:p>49486.70</text:p>
          </table:table-cell>
          <table:table-cell table:style-name="ce5" office:value-type="float" office:value="49041.65" calcext:value-type="float">
            <text:p>49041.65</text:p>
          </table:table-cell>
          <table:table-cell table:style-name="ce5" office:value-type="float" office:value="44042.32" calcext:value-type="float">
            <text:p>44042.32</text:p>
          </table:table-cell>
          <table:table-cell table:style-name="ce5" office:value-type="float" office:value="40032.82" calcext:value-type="float">
            <text:p>40032.82</text:p>
          </table:table-cell>
          <table:table-cell table:style-name="ce5" office:value-type="float" office:value="36797.52" calcext:value-type="float">
            <text:p>36797.52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4.2. Во странска валута</text:p>
          </table:table-cell>
          <table:table-cell table:style-name="ce5" office:value-type="float" office:value="49125" calcext:value-type="float">
            <text:p>49125.00</text:p>
          </table:table-cell>
          <table:table-cell table:style-name="ce5" office:value-type="float" office:value="57445" calcext:value-type="float">
            <text:p>57445.00</text:p>
          </table:table-cell>
          <table:table-cell table:style-name="ce5" office:value-type="float" office:value="64098" calcext:value-type="float">
            <text:p>64098.00</text:p>
          </table:table-cell>
          <table:table-cell table:style-name="ce5" office:value-type="float" office:value="75182" calcext:value-type="float">
            <text:p>75182.00</text:p>
          </table:table-cell>
          <table:table-cell table:style-name="ce5" office:value-type="float" office:value="97073.25" calcext:value-type="float">
            <text:p>97073.25</text:p>
          </table:table-cell>
          <table:table-cell table:style-name="ce5" office:value-type="float" office:value="97188.81" calcext:value-type="float">
            <text:p>97188.81</text:p>
          </table:table-cell>
          <table:table-cell table:style-name="ce5" office:value-type="float" office:value="101783.08" calcext:value-type="float">
            <text:p>101783.08</text:p>
          </table:table-cell>
          <table:table-cell table:style-name="ce5" office:value-type="float" office:value="96654.16" calcext:value-type="float">
            <text:p>96654.16</text:p>
          </table:table-cell>
          <table:table-cell table:style-name="ce5" office:value-type="float" office:value="92216.32" calcext:value-type="float">
            <text:p>92216.32</text:p>
          </table:table-cell>
          <table:table-cell table:style-name="ce5" office:value-type="float" office:value="92454.49" calcext:value-type="float">
            <text:p>92454.49</text:p>
          </table:table-cell>
          <table:table-cell table:style-name="ce5" office:value-type="float" office:value="97622.22" calcext:value-type="float">
            <text:p>97622.22</text:p>
          </table:table-cell>
          <table:table-cell table:style-name="ce5" office:value-type="float" office:value="104347.49" calcext:value-type="float">
            <text:p>104347.49</text:p>
          </table:table-cell>
          <table:table-cell table:style-name="ce5" office:value-type="float" office:value="106566.12" calcext:value-type="float">
            <text:p>106566.12</text:p>
          </table:table-cell>
          <table:table-cell table:style-name="ce5" office:value-type="float" office:value="114501.34" calcext:value-type="float">
            <text:p>114501.34</text:p>
          </table:table-cell>
          <table:table-cell table:style-name="ce5" office:value-type="float" office:value="120159.9" calcext:value-type="float">
            <text:p>120159.90</text:p>
          </table:table-cell>
          <table:table-cell table:style-name="ce5" office:value-type="float" office:value="134949.97" calcext:value-type="float">
            <text:p>134949.97</text:p>
          </table:table-cell>
          <table:table-cell table:style-name="ce5" office:value-type="float" office:value="160778.27" calcext:value-type="float">
            <text:p>160778.27</text:p>
          </table:table-cell>
          <table:table-cell table:style-name="ce5" office:value-type="float" office:value="168659.33" calcext:value-type="float">
            <text:p>168659.33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4.2.1. Во странска валута</text:p>
          </table:table-cell>
          <table:table-cell table:number-columns-repeated="4" table:style-name="ce6" office:value-type="string" calcext:value-type="string">
            <text:p>..</text:p>
          </table:table-cell>
          <table:table-cell table:style-name="ce5" office:value-type="float" office:value="88025.85" calcext:value-type="float">
            <text:p>88025.85</text:p>
          </table:table-cell>
          <table:table-cell table:style-name="ce5" office:value-type="float" office:value="92921.56" calcext:value-type="float">
            <text:p>92921.56</text:p>
          </table:table-cell>
          <table:table-cell table:style-name="ce5" office:value-type="float" office:value="97107.49" calcext:value-type="float">
            <text:p>97107.49</text:p>
          </table:table-cell>
          <table:table-cell table:style-name="ce5" office:value-type="float" office:value="94259.76" calcext:value-type="float">
            <text:p>94259.76</text:p>
          </table:table-cell>
          <table:table-cell table:style-name="ce5" office:value-type="float" office:value="91022.68" calcext:value-type="float">
            <text:p>91022.68</text:p>
          </table:table-cell>
          <table:table-cell table:style-name="ce5" office:value-type="float" office:value="91000" calcext:value-type="float">
            <text:p>91000.00</text:p>
          </table:table-cell>
          <table:table-cell table:style-name="ce5" office:value-type="float" office:value="96523.14" calcext:value-type="float">
            <text:p>96523.14</text:p>
          </table:table-cell>
          <table:table-cell table:style-name="ce5" office:value-type="float" office:value="103840.18" calcext:value-type="float">
            <text:p>103840.18</text:p>
          </table:table-cell>
          <table:table-cell table:style-name="ce5" office:value-type="float" office:value="105865.04" calcext:value-type="float">
            <text:p>105865.04</text:p>
          </table:table-cell>
          <table:table-cell table:style-name="ce5" office:value-type="float" office:value="113932.2" calcext:value-type="float">
            <text:p>113932.20</text:p>
          </table:table-cell>
          <table:table-cell table:style-name="ce5" office:value-type="float" office:value="119941.45" calcext:value-type="float">
            <text:p>119941.45</text:p>
          </table:table-cell>
          <table:table-cell table:style-name="ce5" office:value-type="float" office:value="134268.94" calcext:value-type="float">
            <text:p>134268.94</text:p>
          </table:table-cell>
          <table:table-cell table:style-name="ce5" office:value-type="float" office:value="159743.98" calcext:value-type="float">
            <text:p>159743.98</text:p>
          </table:table-cell>
          <table:table-cell table:style-name="ce5" office:value-type="float" office:value="167770.08" calcext:value-type="float">
            <text:p>167770.08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4.2.2. Во денари со валутна клаузула</text:p>
          </table:table-cell>
          <table:table-cell table:number-columns-repeated="4" table:style-name="ce6" office:value-type="string" calcext:value-type="string">
            <text:p>..</text:p>
          </table:table-cell>
          <table:table-cell table:style-name="ce5" office:value-type="float" office:value="9047.4" calcext:value-type="float">
            <text:p>9047.40</text:p>
          </table:table-cell>
          <table:table-cell table:style-name="ce5" office:value-type="float" office:value="4267.25" calcext:value-type="float">
            <text:p>4267.25</text:p>
          </table:table-cell>
          <table:table-cell table:style-name="ce5" office:value-type="float" office:value="4675.59" calcext:value-type="float">
            <text:p>4675.59</text:p>
          </table:table-cell>
          <table:table-cell table:style-name="ce5" office:value-type="float" office:value="2394.4" calcext:value-type="float">
            <text:p>2394.40</text:p>
          </table:table-cell>
          <table:table-cell table:style-name="ce5" office:value-type="float" office:value="1193.64" calcext:value-type="float">
            <text:p>1193.64</text:p>
          </table:table-cell>
          <table:table-cell table:style-name="ce5" office:value-type="float" office:value="1454.49" calcext:value-type="float">
            <text:p>1454.49</text:p>
          </table:table-cell>
          <table:table-cell table:style-name="ce5" office:value-type="float" office:value="1099.08" calcext:value-type="float">
            <text:p>1099.08</text:p>
          </table:table-cell>
          <table:table-cell table:style-name="ce5" office:value-type="float" office:value="507.31" calcext:value-type="float">
            <text:p>507.31</text:p>
          </table:table-cell>
          <table:table-cell table:style-name="ce5" office:value-type="float" office:value="701.08" calcext:value-type="float">
            <text:p>701.08</text:p>
          </table:table-cell>
          <table:table-cell table:style-name="ce5" office:value-type="float" office:value="569.14" calcext:value-type="float">
            <text:p>569.14</text:p>
          </table:table-cell>
          <table:table-cell table:style-name="ce5" office:value-type="float" office:value="218.45" calcext:value-type="float">
            <text:p>218.45</text:p>
          </table:table-cell>
          <table:table-cell table:style-name="ce5" office:value-type="float" office:value="681.02" calcext:value-type="float">
            <text:p>681.02</text:p>
          </table:table-cell>
          <table:table-cell table:style-name="ce5" office:value-type="float" office:value="1034.28" calcext:value-type="float">
            <text:p>1034.28</text:p>
          </table:table-cell>
          <table:table-cell table:style-name="ce5" office:value-type="float" office:value="889.24" calcext:value-type="float">
            <text:p>889.24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5. (3+4.1.) Парична маса М2 - денарски</text:p>
          </table:table-cell>
          <table:table-cell table:style-name="ce5" office:value-type="float" office:value="56030.9" calcext:value-type="float">
            <text:p>56030.90</text:p>
          </table:table-cell>
          <table:table-cell table:style-name="ce5" office:value-type="float" office:value="73530.1" calcext:value-type="float">
            <text:p>73530.10</text:p>
          </table:table-cell>
          <table:table-cell table:style-name="ce5" office:value-type="float" office:value="104456.54" calcext:value-type="float">
            <text:p>104456.54</text:p>
          </table:table-cell>
          <table:table-cell table:style-name="ce5" office:value-type="float" office:value="106526.21" calcext:value-type="float">
            <text:p>106526.21</text:p>
          </table:table-cell>
          <table:table-cell table:style-name="ce5" office:value-type="float" office:value="91271.72" calcext:value-type="float">
            <text:p>91271.72</text:p>
          </table:table-cell>
          <table:table-cell table:style-name="ce5" office:value-type="float" office:value="106896.37" calcext:value-type="float">
            <text:p>106896.37</text:p>
          </table:table-cell>
          <table:table-cell table:style-name="ce5" office:value-type="float" office:value="117257.91" calcext:value-type="float">
            <text:p>117257.91</text:p>
          </table:table-cell>
          <table:table-cell table:style-name="ce5" office:value-type="float" office:value="123386.11" calcext:value-type="float">
            <text:p>123386.11</text:p>
          </table:table-cell>
          <table:table-cell table:style-name="ce5" office:value-type="float" office:value="128028.64" calcext:value-type="float">
            <text:p>128028.64</text:p>
          </table:table-cell>
          <table:table-cell table:style-name="ce5" office:value-type="float" office:value="143826.2" calcext:value-type="float">
            <text:p>143826.20</text:p>
          </table:table-cell>
          <table:table-cell table:style-name="ce5" office:value-type="float" office:value="156811.09" calcext:value-type="float">
            <text:p>156811.09</text:p>
          </table:table-cell>
          <table:table-cell table:style-name="ce5" office:value-type="float" office:value="165918.69" calcext:value-type="float">
            <text:p>165918.69</text:p>
          </table:table-cell>
          <table:table-cell table:style-name="ce5" office:value-type="float" office:value="174089.7" calcext:value-type="float">
            <text:p>174089.70</text:p>
          </table:table-cell>
          <table:table-cell table:style-name="ce5" office:value-type="float" office:value="199335.91" calcext:value-type="float">
            <text:p>199335.91</text:p>
          </table:table-cell>
          <table:table-cell table:style-name="ce5" office:value-type="float" office:value="224729.58" calcext:value-type="float">
            <text:p>224729.58</text:p>
          </table:table-cell>
          <table:table-cell table:style-name="ce5" office:value-type="float" office:value="248508.06" calcext:value-type="float">
            <text:p>248508.06</text:p>
          </table:table-cell>
          <table:table-cell table:style-name="ce5" office:value-type="float" office:value="262228.47" calcext:value-type="float">
            <text:p>262228.47</text:p>
          </table:table-cell>
          <table:table-cell table:style-name="ce5" office:value-type="float" office:value="248022.11" calcext:value-type="float">
            <text:p>248022.11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6. (3+4) Парична маса М2 - вкупно</text:p>
          </table:table-cell>
          <table:table-cell table:style-name="ce5" office:value-type="float" office:value="105155.9" calcext:value-type="float">
            <text:p>105155.90</text:p>
          </table:table-cell>
          <table:table-cell table:style-name="ce5" office:value-type="float" office:value="130975.1" calcext:value-type="float">
            <text:p>130975.10</text:p>
          </table:table-cell>
          <table:table-cell table:style-name="ce5" office:value-type="float" office:value="168554.54" calcext:value-type="float">
            <text:p>168554.54</text:p>
          </table:table-cell>
          <table:table-cell table:style-name="ce5" office:value-type="float" office:value="181708.21" calcext:value-type="float">
            <text:p>181708.21</text:p>
          </table:table-cell>
          <table:table-cell table:style-name="ce5" office:value-type="float" office:value="188344.97" calcext:value-type="float">
            <text:p>188344.97</text:p>
          </table:table-cell>
          <table:table-cell table:style-name="ce5" office:value-type="float" office:value="204085.19" calcext:value-type="float">
            <text:p>204085.19</text:p>
          </table:table-cell>
          <table:table-cell table:style-name="ce5" office:value-type="float" office:value="219040.98" calcext:value-type="float">
            <text:p>219040.98</text:p>
          </table:table-cell>
          <table:table-cell table:style-name="ce5" office:value-type="float" office:value="220040.27" calcext:value-type="float">
            <text:p>220040.27</text:p>
          </table:table-cell>
          <table:table-cell table:style-name="ce5" office:value-type="float" office:value="220244.95" calcext:value-type="float">
            <text:p>220244.95</text:p>
          </table:table-cell>
          <table:table-cell table:style-name="ce5" office:value-type="float" office:value="236280.7" calcext:value-type="float">
            <text:p>236280.70</text:p>
          </table:table-cell>
          <table:table-cell table:style-name="ce5" office:value-type="float" office:value="254433.31" calcext:value-type="float">
            <text:p>254433.31</text:p>
          </table:table-cell>
          <table:table-cell table:style-name="ce5" office:value-type="float" office:value="270266.19" calcext:value-type="float">
            <text:p>270266.19</text:p>
          </table:table-cell>
          <table:table-cell table:style-name="ce5" office:value-type="float" office:value="280655.81" calcext:value-type="float">
            <text:p>280655.81</text:p>
          </table:table-cell>
          <table:table-cell table:style-name="ce5" office:value-type="float" office:value="313837.25" calcext:value-type="float">
            <text:p>313837.25</text:p>
          </table:table-cell>
          <table:table-cell table:style-name="ce5" office:value-type="float" office:value="344889.47" calcext:value-type="float">
            <text:p>344889.47</text:p>
          </table:table-cell>
          <table:table-cell table:style-name="ce5" office:value-type="float" office:value="383458.03" calcext:value-type="float">
            <text:p>383458.03</text:p>
          </table:table-cell>
          <table:table-cell table:style-name="ce5" office:value-type="float" office:value="423006.75" calcext:value-type="float">
            <text:p>423006.75</text:p>
          </table:table-cell>
          <table:table-cell table:style-name="ce5" office:value-type="float" office:value="416681.44" calcext:value-type="float">
            <text:p>416681.44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7. Долгорочни депозити над 1 до 2 години</text:p>
          </table:table-cell>
          <table:table-cell table:number-columns-repeated="4" table:style-name="ce6" office:value-type="string" calcext:value-type="string">
            <text:p>..</text:p>
          </table:table-cell>
          <table:table-cell table:style-name="ce5" office:value-type="float" office:value="13316.01" calcext:value-type="float">
            <text:p>13316.01</text:p>
          </table:table-cell>
          <table:table-cell table:style-name="ce5" office:value-type="float" office:value="21000.67" calcext:value-type="float">
            <text:p>21000.67</text:p>
          </table:table-cell>
          <table:table-cell table:style-name="ce5" office:value-type="float" office:value="26140.14" calcext:value-type="float">
            <text:p>26140.14</text:p>
          </table:table-cell>
          <table:table-cell table:style-name="ce5" office:value-type="float" office:value="32653.65" calcext:value-type="float">
            <text:p>32653.65</text:p>
          </table:table-cell>
          <table:table-cell table:style-name="ce5" office:value-type="float" office:value="39031.32" calcext:value-type="float">
            <text:p>39031.32</text:p>
          </table:table-cell>
          <table:table-cell table:style-name="ce5" office:value-type="float" office:value="46127.2" calcext:value-type="float">
            <text:p>46127.20</text:p>
          </table:table-cell>
          <table:table-cell table:style-name="ce5" office:value-type="float" office:value="49640.58" calcext:value-type="float">
            <text:p>49640.58</text:p>
          </table:table-cell>
          <table:table-cell table:style-name="ce5" office:value-type="float" office:value="51932.75" calcext:value-type="float">
            <text:p>51932.75</text:p>
          </table:table-cell>
          <table:table-cell table:style-name="ce5" office:value-type="float" office:value="56332.69" calcext:value-type="float">
            <text:p>56332.69</text:p>
          </table:table-cell>
          <table:table-cell table:style-name="ce5" office:value-type="float" office:value="59598.26" calcext:value-type="float">
            <text:p>59598.26</text:p>
          </table:table-cell>
          <table:table-cell table:style-name="ce5" office:value-type="float" office:value="59138.6" calcext:value-type="float">
            <text:p>59138.60</text:p>
          </table:table-cell>
          <table:table-cell table:style-name="ce5" office:value-type="float" office:value="52772.85" calcext:value-type="float">
            <text:p>52772.85</text:p>
          </table:table-cell>
          <table:table-cell table:style-name="ce5" office:value-type="float" office:value="51746.34" calcext:value-type="float">
            <text:p>51746.34</text:p>
          </table:table-cell>
          <table:table-cell table:style-name="ce5" office:value-type="float" office:value="45390.03" calcext:value-type="float">
            <text:p>45390.03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7.1. Во денари</text:p>
          </table:table-cell>
          <table:table-cell table:number-columns-repeated="4" table:style-name="ce6" office:value-type="string" calcext:value-type="string">
            <text:p>..</text:p>
          </table:table-cell>
          <table:table-cell table:style-name="ce5" office:value-type="float" office:value="4873.25" calcext:value-type="float">
            <text:p>4873.25</text:p>
          </table:table-cell>
          <table:table-cell table:style-name="ce5" office:value-type="float" office:value="10017.12" calcext:value-type="float">
            <text:p>10017.12</text:p>
          </table:table-cell>
          <table:table-cell table:style-name="ce5" office:value-type="float" office:value="16043.45" calcext:value-type="float">
            <text:p>16043.45</text:p>
          </table:table-cell>
          <table:table-cell table:style-name="ce5" office:value-type="float" office:value="23009.49" calcext:value-type="float">
            <text:p>23009.49</text:p>
          </table:table-cell>
          <table:table-cell table:style-name="ce5" office:value-type="float" office:value="27280.88" calcext:value-type="float">
            <text:p>27280.88</text:p>
          </table:table-cell>
          <table:table-cell table:style-name="ce5" office:value-type="float" office:value="32290.59" calcext:value-type="float">
            <text:p>32290.59</text:p>
          </table:table-cell>
          <table:table-cell table:style-name="ce5" office:value-type="float" office:value="34445.57" calcext:value-type="float">
            <text:p>34445.57</text:p>
          </table:table-cell>
          <table:table-cell table:style-name="ce5" office:value-type="float" office:value="35118.98" calcext:value-type="float">
            <text:p>35118.98</text:p>
          </table:table-cell>
          <table:table-cell table:style-name="ce5" office:value-type="float" office:value="37406.52" calcext:value-type="float">
            <text:p>37406.52</text:p>
          </table:table-cell>
          <table:table-cell table:style-name="ce5" office:value-type="float" office:value="38132.06" calcext:value-type="float">
            <text:p>38132.06</text:p>
          </table:table-cell>
          <table:table-cell table:style-name="ce5" office:value-type="float" office:value="36844.77" calcext:value-type="float">
            <text:p>36844.77</text:p>
          </table:table-cell>
          <table:table-cell table:style-name="ce5" office:value-type="float" office:value="30665.14" calcext:value-type="float">
            <text:p>30665.14</text:p>
          </table:table-cell>
          <table:table-cell table:style-name="ce5" office:value-type="float" office:value="27726.64" calcext:value-type="float">
            <text:p>27726.64</text:p>
          </table:table-cell>
          <table:table-cell table:style-name="ce5" office:value-type="float" office:value="25221.97" calcext:value-type="float">
            <text:p>25221.97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7.2. Во денари со валутна клаузула и во странска валута</text:p>
          </table:table-cell>
          <table:table-cell table:number-columns-repeated="4" table:style-name="ce6" office:value-type="string" calcext:value-type="string">
            <text:p>..</text:p>
          </table:table-cell>
          <table:table-cell table:style-name="ce5" office:value-type="float" office:value="8442.76" calcext:value-type="float">
            <text:p>8442.76</text:p>
          </table:table-cell>
          <table:table-cell table:style-name="ce5" office:value-type="float" office:value="10983.55" calcext:value-type="float">
            <text:p>10983.55</text:p>
          </table:table-cell>
          <table:table-cell table:style-name="ce5" office:value-type="float" office:value="10096.69" calcext:value-type="float">
            <text:p>10096.69</text:p>
          </table:table-cell>
          <table:table-cell table:style-name="ce5" office:value-type="float" office:value="9644.16" calcext:value-type="float">
            <text:p>9644.16</text:p>
          </table:table-cell>
          <table:table-cell table:style-name="ce5" office:value-type="float" office:value="11750.44" calcext:value-type="float">
            <text:p>11750.44</text:p>
          </table:table-cell>
          <table:table-cell table:style-name="ce5" office:value-type="float" office:value="13836.61" calcext:value-type="float">
            <text:p>13836.61</text:p>
          </table:table-cell>
          <table:table-cell table:style-name="ce5" office:value-type="float" office:value="15195.01" calcext:value-type="float">
            <text:p>15195.01</text:p>
          </table:table-cell>
          <table:table-cell table:style-name="ce5" office:value-type="float" office:value="16813.77" calcext:value-type="float">
            <text:p>16813.77</text:p>
          </table:table-cell>
          <table:table-cell table:style-name="ce5" office:value-type="float" office:value="18926.17" calcext:value-type="float">
            <text:p>18926.17</text:p>
          </table:table-cell>
          <table:table-cell table:style-name="ce5" office:value-type="float" office:value="21466.2" calcext:value-type="float">
            <text:p>21466.20</text:p>
          </table:table-cell>
          <table:table-cell table:style-name="ce5" office:value-type="float" office:value="22293.82" calcext:value-type="float">
            <text:p>22293.82</text:p>
          </table:table-cell>
          <table:table-cell table:style-name="ce5" office:value-type="float" office:value="22107.71" calcext:value-type="float">
            <text:p>22107.71</text:p>
          </table:table-cell>
          <table:table-cell table:style-name="ce5" office:value-type="float" office:value="24019.7" calcext:value-type="float">
            <text:p>24019.70</text:p>
          </table:table-cell>
          <table:table-cell table:style-name="ce5" office:value-type="float" office:value="20168.06" calcext:value-type="float">
            <text:p>20168.06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7.2.1. Во странска валута</text:p>
          </table:table-cell>
          <table:table-cell table:number-columns-repeated="4" table:style-name="ce6" office:value-type="string" calcext:value-type="string">
            <text:p>..</text:p>
          </table:table-cell>
          <table:table-cell table:style-name="ce5" office:value-type="float" office:value="8247.73" calcext:value-type="float">
            <text:p>8247.73</text:p>
          </table:table-cell>
          <table:table-cell table:style-name="ce5" office:value-type="float" office:value="10793.15" calcext:value-type="float">
            <text:p>10793.15</text:p>
          </table:table-cell>
          <table:table-cell table:style-name="ce5" office:value-type="float" office:value="10011.04" calcext:value-type="float">
            <text:p>10011.04</text:p>
          </table:table-cell>
          <table:table-cell table:style-name="ce5" office:value-type="float" office:value="9615.01" calcext:value-type="float">
            <text:p>9615.01</text:p>
          </table:table-cell>
          <table:table-cell table:style-name="ce5" office:value-type="float" office:value="11645.97" calcext:value-type="float">
            <text:p>11645.97</text:p>
          </table:table-cell>
          <table:table-cell table:style-name="ce5" office:value-type="float" office:value="13738.76" calcext:value-type="float">
            <text:p>13738.76</text:p>
          </table:table-cell>
          <table:table-cell table:style-name="ce5" office:value-type="float" office:value="14938.87" calcext:value-type="float">
            <text:p>14938.87</text:p>
          </table:table-cell>
          <table:table-cell table:style-name="ce5" office:value-type="float" office:value="16573.53" calcext:value-type="float">
            <text:p>16573.53</text:p>
          </table:table-cell>
          <table:table-cell table:style-name="ce5" office:value-type="float" office:value="18717.69" calcext:value-type="float">
            <text:p>18717.69</text:p>
          </table:table-cell>
          <table:table-cell table:style-name="ce5" office:value-type="float" office:value="21237.39" calcext:value-type="float">
            <text:p>21237.39</text:p>
          </table:table-cell>
          <table:table-cell table:style-name="ce5" office:value-type="float" office:value="22185.95" calcext:value-type="float">
            <text:p>22185.95</text:p>
          </table:table-cell>
          <table:table-cell table:style-name="ce5" office:value-type="float" office:value="22096.43" calcext:value-type="float">
            <text:p>22096.43</text:p>
          </table:table-cell>
          <table:table-cell table:style-name="ce5" office:value-type="float" office:value="23935.26" calcext:value-type="float">
            <text:p>23935.26</text:p>
          </table:table-cell>
          <table:table-cell table:style-name="ce5" office:value-type="float" office:value="20084.55" calcext:value-type="float">
            <text:p>20084.55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7.2.2. Во денари со валутна клаузула</text:p>
          </table:table-cell>
          <table:table-cell table:number-columns-repeated="4" table:style-name="ce6" office:value-type="string" calcext:value-type="string">
            <text:p>..</text:p>
          </table:table-cell>
          <table:table-cell table:style-name="ce5" office:value-type="float" office:value="195.03" calcext:value-type="float">
            <text:p>195.03</text:p>
          </table:table-cell>
          <table:table-cell table:style-name="ce5" office:value-type="float" office:value="190.4" calcext:value-type="float">
            <text:p>190.40</text:p>
          </table:table-cell>
          <table:table-cell table:style-name="ce5" office:value-type="float" office:value="85.65" calcext:value-type="float">
            <text:p>85.65</text:p>
          </table:table-cell>
          <table:table-cell table:style-name="ce5" office:value-type="float" office:value="29.15" calcext:value-type="float">
            <text:p>29.15</text:p>
          </table:table-cell>
          <table:table-cell table:style-name="ce5" office:value-type="float" office:value="104.47" calcext:value-type="float">
            <text:p>104.47</text:p>
          </table:table-cell>
          <table:table-cell table:style-name="ce5" office:value-type="float" office:value="97.85" calcext:value-type="float">
            <text:p>97.85</text:p>
          </table:table-cell>
          <table:table-cell table:style-name="ce5" office:value-type="float" office:value="256.14" calcext:value-type="float">
            <text:p>256.14</text:p>
          </table:table-cell>
          <table:table-cell table:style-name="ce5" office:value-type="float" office:value="240.24" calcext:value-type="float">
            <text:p>240.24</text:p>
          </table:table-cell>
          <table:table-cell table:style-name="ce5" office:value-type="float" office:value="208.48" calcext:value-type="float">
            <text:p>208.48</text:p>
          </table:table-cell>
          <table:table-cell table:style-name="ce5" office:value-type="float" office:value="228.81" calcext:value-type="float">
            <text:p>228.81</text:p>
          </table:table-cell>
          <table:table-cell table:style-name="ce5" office:value-type="float" office:value="107.88" calcext:value-type="float">
            <text:p>107.88</text:p>
          </table:table-cell>
          <table:table-cell table:style-name="ce5" office:value-type="float" office:value="11.28" calcext:value-type="float">
            <text:p>11.28</text:p>
          </table:table-cell>
          <table:table-cell table:style-name="ce5" office:value-type="float" office:value="84.44" calcext:value-type="float">
            <text:p>84.44</text:p>
          </table:table-cell>
          <table:table-cell table:style-name="ce5" office:value-type="float" office:value="83.51" calcext:value-type="float">
            <text:p>83.51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8. (5+7.1) Парична маса М3 - денарски</text:p>
          </table:table-cell>
          <table:table-cell table:number-columns-repeated="4" table:style-name="ce6" office:value-type="string" calcext:value-type="string">
            <text:p>..</text:p>
          </table:table-cell>
          <table:table-cell table:style-name="ce5" office:value-type="float" office:value="96144.97" calcext:value-type="float">
            <text:p>96144.97</text:p>
          </table:table-cell>
          <table:table-cell table:style-name="ce5" office:value-type="float" office:value="116913.49" calcext:value-type="float">
            <text:p>116913.49</text:p>
          </table:table-cell>
          <table:table-cell table:style-name="ce5" office:value-type="float" office:value="133301.36" calcext:value-type="float">
            <text:p>133301.36</text:p>
          </table:table-cell>
          <table:table-cell table:style-name="ce5" office:value-type="float" office:value="146395.59" calcext:value-type="float">
            <text:p>146395.59</text:p>
          </table:table-cell>
          <table:table-cell table:style-name="ce5" office:value-type="float" office:value="155309.52" calcext:value-type="float">
            <text:p>155309.52</text:p>
          </table:table-cell>
          <table:table-cell table:style-name="ce5" office:value-type="float" office:value="176116.8" calcext:value-type="float">
            <text:p>176116.80</text:p>
          </table:table-cell>
          <table:table-cell table:style-name="ce5" office:value-type="float" office:value="191256.67" calcext:value-type="float">
            <text:p>191256.67</text:p>
          </table:table-cell>
          <table:table-cell table:style-name="ce5" office:value-type="float" office:value="201037.67" calcext:value-type="float">
            <text:p>201037.67</text:p>
          </table:table-cell>
          <table:table-cell table:style-name="ce5" office:value-type="float" office:value="211496.22" calcext:value-type="float">
            <text:p>211496.22</text:p>
          </table:table-cell>
          <table:table-cell table:style-name="ce5" office:value-type="float" office:value="237467.97" calcext:value-type="float">
            <text:p>237467.97</text:p>
          </table:table-cell>
          <table:table-cell table:style-name="ce5" office:value-type="float" office:value="261574.36" calcext:value-type="float">
            <text:p>261574.36</text:p>
          </table:table-cell>
          <table:table-cell table:style-name="ce5" office:value-type="float" office:value="279173.22" calcext:value-type="float">
            <text:p>279173.22</text:p>
          </table:table-cell>
          <table:table-cell table:style-name="ce5" office:value-type="float" office:value="289955.09" calcext:value-type="float">
            <text:p>289955.09</text:p>
          </table:table-cell>
          <table:table-cell table:style-name="ce5" office:value-type="float" office:value="273244.06" calcext:value-type="float">
            <text:p>273244.06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9. (6+7) Парична маса М3 - вкупно</text:p>
          </table:table-cell>
          <table:table-cell table:number-columns-repeated="4" table:style-name="ce6" office:value-type="string" calcext:value-type="string">
            <text:p>..</text:p>
          </table:table-cell>
          <table:table-cell table:style-name="ce5" office:value-type="float" office:value="201660.98" calcext:value-type="float">
            <text:p>201660.98</text:p>
          </table:table-cell>
          <table:table-cell table:style-name="ce5" office:value-type="float" office:value="225085.84" calcext:value-type="float">
            <text:p>225085.84</text:p>
          </table:table-cell>
          <table:table-cell table:style-name="ce5" office:value-type="float" office:value="245181.13" calcext:value-type="float">
            <text:p>245181.13</text:p>
          </table:table-cell>
          <table:table-cell table:style-name="ce5" office:value-type="float" office:value="252693.92" calcext:value-type="float">
            <text:p>252693.92</text:p>
          </table:table-cell>
          <table:table-cell table:style-name="ce5" office:value-type="float" office:value="259276.28" calcext:value-type="float">
            <text:p>259276.28</text:p>
          </table:table-cell>
          <table:table-cell table:style-name="ce5" office:value-type="float" office:value="282407.91" calcext:value-type="float">
            <text:p>282407.91</text:p>
          </table:table-cell>
          <table:table-cell table:style-name="ce5" office:value-type="float" office:value="304073.91" calcext:value-type="float">
            <text:p>304073.91</text:p>
          </table:table-cell>
          <table:table-cell table:style-name="ce5" office:value-type="float" office:value="322198.94" calcext:value-type="float">
            <text:p>322198.94</text:p>
          </table:table-cell>
          <table:table-cell table:style-name="ce5" office:value-type="float" office:value="336988.5" calcext:value-type="float">
            <text:p>336988.50</text:p>
          </table:table-cell>
          <table:table-cell table:style-name="ce5" office:value-type="float" office:value="373435.5" calcext:value-type="float">
            <text:p>373435.50</text:p>
          </table:table-cell>
          <table:table-cell table:style-name="ce5" office:value-type="float" office:value="404028.09" calcext:value-type="float">
            <text:p>404028.09</text:p>
          </table:table-cell>
          <table:table-cell table:style-name="ce5" office:value-type="float" office:value="436230.88" calcext:value-type="float">
            <text:p>436230.88</text:p>
          </table:table-cell>
          <table:table-cell table:style-name="ce5" office:value-type="float" office:value="474753.06" calcext:value-type="float">
            <text:p>474753.06</text:p>
          </table:table-cell>
          <table:table-cell table:style-name="ce5" office:value-type="float" office:value="462071.47" calcext:value-type="float">
            <text:p>462071.47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10. Долгорочни депозити над 2 години</text:p>
          </table:table-cell>
          <table:table-cell table:number-columns-repeated="4" table:style-name="ce6" office:value-type="string" calcext:value-type="string">
            <text:p>..</text:p>
          </table:table-cell>
          <table:table-cell table:style-name="ce5" office:value-type="float" office:value="7962.73" calcext:value-type="float">
            <text:p>7962.73</text:p>
          </table:table-cell>
          <table:table-cell table:style-name="ce5" office:value-type="float" office:value="9988.37" calcext:value-type="float">
            <text:p>9988.37</text:p>
          </table:table-cell>
          <table:table-cell table:style-name="ce5" office:value-type="float" office:value="12198.06" calcext:value-type="float">
            <text:p>12198.06</text:p>
          </table:table-cell>
          <table:table-cell table:style-name="ce5" office:value-type="float" office:value="15921.29" calcext:value-type="float">
            <text:p>15921.29</text:p>
          </table:table-cell>
          <table:table-cell table:style-name="ce5" office:value-type="float" office:value="23265.81" calcext:value-type="float">
            <text:p>23265.81</text:p>
          </table:table-cell>
          <table:table-cell table:style-name="ce5" office:value-type="float" office:value="30072.67" calcext:value-type="float">
            <text:p>30072.67</text:p>
          </table:table-cell>
          <table:table-cell table:style-name="ce5" office:value-type="float" office:value="30017.24" calcext:value-type="float">
            <text:p>30017.24</text:p>
          </table:table-cell>
          <table:table-cell table:style-name="ce5" office:value-type="float" office:value="32513.1" calcext:value-type="float">
            <text:p>32513.10</text:p>
          </table:table-cell>
          <table:table-cell table:style-name="ce5" office:value-type="float" office:value="35942.49" calcext:value-type="float">
            <text:p>35942.49</text:p>
          </table:table-cell>
          <table:table-cell table:style-name="ce5" office:value-type="float" office:value="43378.89" calcext:value-type="float">
            <text:p>43378.89</text:p>
          </table:table-cell>
          <table:table-cell table:style-name="ce5" office:value-type="float" office:value="51383" calcext:value-type="float">
            <text:p>51383.00</text:p>
          </table:table-cell>
          <table:table-cell table:style-name="ce5" office:value-type="float" office:value="50758.27" calcext:value-type="float">
            <text:p>50758.27</text:p>
          </table:table-cell>
          <table:table-cell table:style-name="ce5" office:value-type="float" office:value="46251.91" calcext:value-type="float">
            <text:p>46251.91</text:p>
          </table:table-cell>
          <table:table-cell table:style-name="ce5" office:value-type="float" office:value="45116.88" calcext:value-type="float">
            <text:p>45116.88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10.1. Во денари</text:p>
          </table:table-cell>
          <table:table-cell table:number-columns-repeated="4" table:style-name="ce6" office:value-type="string" calcext:value-type="string">
            <text:p>..</text:p>
          </table:table-cell>
          <table:table-cell table:style-name="ce5" office:value-type="float" office:value="3637.45" calcext:value-type="float">
            <text:p>3637.45</text:p>
          </table:table-cell>
          <table:table-cell table:style-name="ce5" office:value-type="float" office:value="4824.07" calcext:value-type="float">
            <text:p>4824.07</text:p>
          </table:table-cell>
          <table:table-cell table:style-name="ce5" office:value-type="float" office:value="5777.23" calcext:value-type="float">
            <text:p>5777.23</text:p>
          </table:table-cell>
          <table:table-cell table:style-name="ce5" office:value-type="float" office:value="8582.62" calcext:value-type="float">
            <text:p>8582.62</text:p>
          </table:table-cell>
          <table:table-cell table:style-name="ce5" office:value-type="float" office:value="14059.13" calcext:value-type="float">
            <text:p>14059.13</text:p>
          </table:table-cell>
          <table:table-cell table:style-name="ce5" office:value-type="float" office:value="19225.27" calcext:value-type="float">
            <text:p>19225.27</text:p>
          </table:table-cell>
          <table:table-cell table:style-name="ce5" office:value-type="float" office:value="18467.86" calcext:value-type="float">
            <text:p>18467.86</text:p>
          </table:table-cell>
          <table:table-cell table:style-name="ce5" office:value-type="float" office:value="20127.74" calcext:value-type="float">
            <text:p>20127.74</text:p>
          </table:table-cell>
          <table:table-cell table:style-name="ce5" office:value-type="float" office:value="22647.15" calcext:value-type="float">
            <text:p>22647.15</text:p>
          </table:table-cell>
          <table:table-cell table:style-name="ce5" office:value-type="float" office:value="29368.56" calcext:value-type="float">
            <text:p>29368.56</text:p>
          </table:table-cell>
          <table:table-cell table:style-name="ce5" office:value-type="float" office:value="35766.73" calcext:value-type="float">
            <text:p>35766.73</text:p>
          </table:table-cell>
          <table:table-cell table:style-name="ce5" office:value-type="float" office:value="34666.53" calcext:value-type="float">
            <text:p>34666.53</text:p>
          </table:table-cell>
          <table:table-cell table:style-name="ce5" office:value-type="float" office:value="29375.5" calcext:value-type="float">
            <text:p>29375.50</text:p>
          </table:table-cell>
          <table:table-cell table:style-name="ce5" office:value-type="float" office:value="26281.04" calcext:value-type="float">
            <text:p>26281.04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10.2. Во денари со валутна клаузула и во странска валута</text:p>
          </table:table-cell>
          <table:table-cell table:number-columns-repeated="4" table:style-name="ce6" office:value-type="string" calcext:value-type="string">
            <text:p>..</text:p>
          </table:table-cell>
          <table:table-cell table:style-name="ce5" office:value-type="float" office:value="4325.28" calcext:value-type="float">
            <text:p>4325.28</text:p>
          </table:table-cell>
          <table:table-cell table:style-name="ce5" office:value-type="float" office:value="5164.3" calcext:value-type="float">
            <text:p>5164.30</text:p>
          </table:table-cell>
          <table:table-cell table:style-name="ce5" office:value-type="float" office:value="6420.83" calcext:value-type="float">
            <text:p>6420.83</text:p>
          </table:table-cell>
          <table:table-cell table:style-name="ce5" office:value-type="float" office:value="7338.67" calcext:value-type="float">
            <text:p>7338.67</text:p>
          </table:table-cell>
          <table:table-cell table:style-name="ce5" office:value-type="float" office:value="9206.68" calcext:value-type="float">
            <text:p>9206.68</text:p>
          </table:table-cell>
          <table:table-cell table:style-name="ce5" office:value-type="float" office:value="10847.4" calcext:value-type="float">
            <text:p>10847.40</text:p>
          </table:table-cell>
          <table:table-cell table:style-name="ce5" office:value-type="float" office:value="11549.38" calcext:value-type="float">
            <text:p>11549.38</text:p>
          </table:table-cell>
          <table:table-cell table:style-name="ce5" office:value-type="float" office:value="12385.36" calcext:value-type="float">
            <text:p>12385.36</text:p>
          </table:table-cell>
          <table:table-cell table:style-name="ce5" office:value-type="float" office:value="13295.34" calcext:value-type="float">
            <text:p>13295.34</text:p>
          </table:table-cell>
          <table:table-cell table:style-name="ce5" office:value-type="float" office:value="14010.33" calcext:value-type="float">
            <text:p>14010.33</text:p>
          </table:table-cell>
          <table:table-cell table:style-name="ce5" office:value-type="float" office:value="15616.27" calcext:value-type="float">
            <text:p>15616.27</text:p>
          </table:table-cell>
          <table:table-cell table:style-name="ce5" office:value-type="float" office:value="16091.74" calcext:value-type="float">
            <text:p>16091.74</text:p>
          </table:table-cell>
          <table:table-cell table:style-name="ce5" office:value-type="float" office:value="16876.41" calcext:value-type="float">
            <text:p>16876.41</text:p>
          </table:table-cell>
          <table:table-cell table:style-name="ce5" office:value-type="float" office:value="18835.85" calcext:value-type="float">
            <text:p>18835.85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10.2.1. Во странска валута</text:p>
          </table:table-cell>
          <table:table-cell table:number-columns-repeated="4" table:style-name="ce6" office:value-type="string" calcext:value-type="string">
            <text:p>..</text:p>
          </table:table-cell>
          <table:table-cell table:style-name="ce5" office:value-type="float" office:value="4240.32" calcext:value-type="float">
            <text:p>4240.32</text:p>
          </table:table-cell>
          <table:table-cell table:style-name="ce5" office:value-type="float" office:value="5078.46" calcext:value-type="float">
            <text:p>5078.46</text:p>
          </table:table-cell>
          <table:table-cell table:style-name="ce5" office:value-type="float" office:value="6361.07" calcext:value-type="float">
            <text:p>6361.07</text:p>
          </table:table-cell>
          <table:table-cell table:style-name="ce5" office:value-type="float" office:value="7272.22" calcext:value-type="float">
            <text:p>7272.22</text:p>
          </table:table-cell>
          <table:table-cell table:style-name="ce5" office:value-type="float" office:value="9142.37" calcext:value-type="float">
            <text:p>9142.37</text:p>
          </table:table-cell>
          <table:table-cell table:style-name="ce5" office:value-type="float" office:value="10788.58" calcext:value-type="float">
            <text:p>10788.58</text:p>
          </table:table-cell>
          <table:table-cell table:style-name="ce5" office:value-type="float" office:value="11200.92" calcext:value-type="float">
            <text:p>11200.92</text:p>
          </table:table-cell>
          <table:table-cell table:style-name="ce5" office:value-type="float" office:value="12038.53" calcext:value-type="float">
            <text:p>12038.53</text:p>
          </table:table-cell>
          <table:table-cell table:style-name="ce5" office:value-type="float" office:value="12551.02" calcext:value-type="float">
            <text:p>12551.02</text:p>
          </table:table-cell>
          <table:table-cell table:style-name="ce5" office:value-type="float" office:value="13966.64" calcext:value-type="float">
            <text:p>13966.64</text:p>
          </table:table-cell>
          <table:table-cell table:style-name="ce5" office:value-type="float" office:value="15576.91" calcext:value-type="float">
            <text:p>15576.91</text:p>
          </table:table-cell>
          <table:table-cell table:style-name="ce5" office:value-type="float" office:value="16077.65" calcext:value-type="float">
            <text:p>16077.65</text:p>
          </table:table-cell>
          <table:table-cell table:style-name="ce5" office:value-type="float" office:value="16810.27" calcext:value-type="float">
            <text:p>16810.27</text:p>
          </table:table-cell>
          <table:table-cell table:style-name="ce5" office:value-type="float" office:value="18770.14" calcext:value-type="float">
            <text:p>18770.14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10.2.2. Во денари со валутна клаузула</text:p>
          </table:table-cell>
          <table:table-cell table:number-columns-repeated="4" table:style-name="ce6" office:value-type="string" calcext:value-type="string">
            <text:p>..</text:p>
          </table:table-cell>
          <table:table-cell table:style-name="ce5" office:value-type="float" office:value="84.96" calcext:value-type="float">
            <text:p>84.96</text:p>
          </table:table-cell>
          <table:table-cell table:style-name="ce5" office:value-type="float" office:value="85.84" calcext:value-type="float">
            <text:p>85.84</text:p>
          </table:table-cell>
          <table:table-cell table:style-name="ce5" office:value-type="float" office:value="59.76" calcext:value-type="float">
            <text:p>59.76</text:p>
          </table:table-cell>
          <table:table-cell table:style-name="ce5" office:value-type="float" office:value="66.45" calcext:value-type="float">
            <text:p>66.45</text:p>
          </table:table-cell>
          <table:table-cell table:style-name="ce5" office:value-type="float" office:value="64.31" calcext:value-type="float">
            <text:p>64.31</text:p>
          </table:table-cell>
          <table:table-cell table:style-name="ce5" office:value-type="float" office:value="58.82" calcext:value-type="float">
            <text:p>58.82</text:p>
          </table:table-cell>
          <table:table-cell table:style-name="ce5" office:value-type="float" office:value="348.46" calcext:value-type="float">
            <text:p>348.46</text:p>
          </table:table-cell>
          <table:table-cell table:style-name="ce5" office:value-type="float" office:value="346.83" calcext:value-type="float">
            <text:p>346.83</text:p>
          </table:table-cell>
          <table:table-cell table:style-name="ce5" office:value-type="float" office:value="744.32" calcext:value-type="float">
            <text:p>744.32</text:p>
          </table:table-cell>
          <table:table-cell table:style-name="ce5" office:value-type="float" office:value="43.69" calcext:value-type="float">
            <text:p>43.69</text:p>
          </table:table-cell>
          <table:table-cell table:style-name="ce5" office:value-type="float" office:value="39.36" calcext:value-type="float">
            <text:p>39.36</text:p>
          </table:table-cell>
          <table:table-cell table:style-name="ce5" office:value-type="float" office:value="14.09" calcext:value-type="float">
            <text:p>14.09</text:p>
          </table:table-cell>
          <table:table-cell table:style-name="ce5" office:value-type="float" office:value="66.14" calcext:value-type="float">
            <text:p>66.14</text:p>
          </table:table-cell>
          <table:table-cell table:style-name="ce5" office:value-type="float" office:value="65.7" calcext:value-type="float">
            <text:p>65.70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11. Вкупни долгорочни депозити</text:p>
          </table:table-cell>
          <table:table-cell table:style-name="ce5" office:value-type="float" office:value="4247" calcext:value-type="float">
            <text:p>4247.00</text:p>
          </table:table-cell>
          <table:table-cell table:style-name="ce5" office:value-type="float" office:value="5567" calcext:value-type="float">
            <text:p>5567.00</text:p>
          </table:table-cell>
          <table:table-cell table:style-name="ce5" office:value-type="float" office:value="8830" calcext:value-type="float">
            <text:p>8830.00</text:p>
          </table:table-cell>
          <table:table-cell table:style-name="ce5" office:value-type="float" office:value="16640" calcext:value-type="float">
            <text:p>16640.00</text:p>
          </table:table-cell>
          <table:table-cell table:style-name="ce5" office:value-type="float" office:value="21278.74" calcext:value-type="float">
            <text:p>21278.74</text:p>
          </table:table-cell>
          <table:table-cell table:style-name="ce5" office:value-type="float" office:value="30989.04" calcext:value-type="float">
            <text:p>30989.04</text:p>
          </table:table-cell>
          <table:table-cell table:style-name="ce5" office:value-type="float" office:value="38338.2" calcext:value-type="float">
            <text:p>38338.20</text:p>
          </table:table-cell>
          <table:table-cell table:style-name="ce5" office:value-type="float" office:value="48574.94" calcext:value-type="float">
            <text:p>48574.94</text:p>
          </table:table-cell>
          <table:table-cell table:style-name="ce5" office:value-type="float" office:value="62297.13" calcext:value-type="float">
            <text:p>62297.13</text:p>
          </table:table-cell>
          <table:table-cell table:style-name="ce5" office:value-type="float" office:value="76199.87" calcext:value-type="float">
            <text:p>76199.87</text:p>
          </table:table-cell>
          <table:table-cell table:style-name="ce5" office:value-type="float" office:value="79657.82" calcext:value-type="float">
            <text:p>79657.82</text:p>
          </table:table-cell>
          <table:table-cell table:style-name="ce5" office:value-type="float" office:value="84445.85" calcext:value-type="float">
            <text:p>84445.85</text:p>
          </table:table-cell>
          <table:table-cell table:style-name="ce5" office:value-type="float" office:value="92275.18" calcext:value-type="float">
            <text:p>92275.18</text:p>
          </table:table-cell>
          <table:table-cell table:style-name="ce5" office:value-type="float" office:value="102977.15" calcext:value-type="float">
            <text:p>102977.15</text:p>
          </table:table-cell>
          <table:table-cell table:style-name="ce5" office:value-type="float" office:value="110521.6" calcext:value-type="float">
            <text:p>110521.60</text:p>
          </table:table-cell>
          <table:table-cell table:style-name="ce5" office:value-type="float" office:value="103531.12" calcext:value-type="float">
            <text:p>103531.12</text:p>
          </table:table-cell>
          <table:table-cell table:style-name="ce5" office:value-type="float" office:value="97998.24" calcext:value-type="float">
            <text:p>97998.24</text:p>
          </table:table-cell>
          <table:table-cell table:style-name="ce5" office:value-type="float" office:value="90506.91" calcext:value-type="float">
            <text:p>90506.91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<text:s text:c="8"/>11.1. Вкупни долгорочни депозити, во денари</text:p>
          </table:table-cell>
          <table:table-cell table:style-name="ce5" office:value-type="float" office:value="2264" calcext:value-type="float">
            <text:p>2264.00</text:p>
          </table:table-cell>
          <table:table-cell table:style-name="ce5" office:value-type="float" office:value="2559" calcext:value-type="float">
            <text:p>2559.00</text:p>
          </table:table-cell>
          <table:table-cell table:style-name="ce5" office:value-type="float" office:value="4672" calcext:value-type="float">
            <text:p>4672.00</text:p>
          </table:table-cell>
          <table:table-cell table:style-name="ce5" office:value-type="float" office:value="7990" calcext:value-type="float">
            <text:p>7990.00</text:p>
          </table:table-cell>
          <table:table-cell table:style-name="ce5" office:value-type="float" office:value="8510.7" calcext:value-type="float">
            <text:p>8510.70</text:p>
          </table:table-cell>
          <table:table-cell table:style-name="ce5" office:value-type="float" office:value="14841.19" calcext:value-type="float">
            <text:p>14841.19</text:p>
          </table:table-cell>
          <table:table-cell table:style-name="ce5" office:value-type="float" office:value="21820.68" calcext:value-type="float">
            <text:p>21820.68</text:p>
          </table:table-cell>
          <table:table-cell table:style-name="ce5" office:value-type="float" office:value="31592.11" calcext:value-type="float">
            <text:p>31592.11</text:p>
          </table:table-cell>
          <table:table-cell table:style-name="ce5" office:value-type="float" office:value="41340.01" calcext:value-type="float">
            <text:p>41340.01</text:p>
          </table:table-cell>
          <table:table-cell table:style-name="ce5" office:value-type="float" office:value="51515.86" calcext:value-type="float">
            <text:p>51515.86</text:p>
          </table:table-cell>
          <table:table-cell table:style-name="ce5" office:value-type="float" office:value="52913.43" calcext:value-type="float">
            <text:p>52913.43</text:p>
          </table:table-cell>
          <table:table-cell table:style-name="ce5" office:value-type="float" office:value="55246.72" calcext:value-type="float">
            <text:p>55246.72</text:p>
          </table:table-cell>
          <table:table-cell table:style-name="ce5" office:value-type="float" office:value="60053.67" calcext:value-type="float">
            <text:p>60053.67</text:p>
          </table:table-cell>
          <table:table-cell table:style-name="ce5" office:value-type="float" office:value="67500.62" calcext:value-type="float">
            <text:p>67500.62</text:p>
          </table:table-cell>
          <table:table-cell table:style-name="ce5" office:value-type="float" office:value="72611.5" calcext:value-type="float">
            <text:p>72611.50</text:p>
          </table:table-cell>
          <table:table-cell table:style-name="ce5" office:value-type="float" office:value="65331.67" calcext:value-type="float">
            <text:p>65331.67</text:p>
          </table:table-cell>
          <table:table-cell table:style-name="ce5" office:value-type="float" office:value="57102.14" calcext:value-type="float">
            <text:p>57102.14</text:p>
          </table:table-cell>
          <table:table-cell table:style-name="ce5" office:value-type="float" office:value="51503.01" calcext:value-type="float">
            <text:p>51503.01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<text:s text:c="8"/>11.2. Вкупни долгорочни депозити, во странска валута</text:p>
          </table:table-cell>
          <table:table-cell table:style-name="ce5" office:value-type="float" office:value="1983" calcext:value-type="float">
            <text:p>1983.00</text:p>
          </table:table-cell>
          <table:table-cell table:style-name="ce5" office:value-type="float" office:value="3008" calcext:value-type="float">
            <text:p>3008.00</text:p>
          </table:table-cell>
          <table:table-cell table:style-name="ce5" office:value-type="float" office:value="4158" calcext:value-type="float">
            <text:p>4158.00</text:p>
          </table:table-cell>
          <table:table-cell table:style-name="ce5" office:value-type="float" office:value="8650" calcext:value-type="float">
            <text:p>8650.00</text:p>
          </table:table-cell>
          <table:table-cell table:style-name="ce5" office:value-type="float" office:value="12768.04" calcext:value-type="float">
            <text:p>12768.04</text:p>
          </table:table-cell>
          <table:table-cell table:style-name="ce5" office:value-type="float" office:value="16147.85" calcext:value-type="float">
            <text:p>16147.85</text:p>
          </table:table-cell>
          <table:table-cell table:style-name="ce5" office:value-type="float" office:value="16517.52" calcext:value-type="float">
            <text:p>16517.52</text:p>
          </table:table-cell>
          <table:table-cell table:style-name="ce5" office:value-type="float" office:value="16982.83" calcext:value-type="float">
            <text:p>16982.83</text:p>
          </table:table-cell>
          <table:table-cell table:style-name="ce5" office:value-type="float" office:value="20957.12" calcext:value-type="float">
            <text:p>20957.12</text:p>
          </table:table-cell>
          <table:table-cell table:style-name="ce5" office:value-type="float" office:value="24684.01" calcext:value-type="float">
            <text:p>24684.01</text:p>
          </table:table-cell>
          <table:table-cell table:style-name="ce5" office:value-type="float" office:value="26744.39" calcext:value-type="float">
            <text:p>26744.39</text:p>
          </table:table-cell>
          <table:table-cell table:style-name="ce5" office:value-type="float" office:value="29199.13" calcext:value-type="float">
            <text:p>29199.13</text:p>
          </table:table-cell>
          <table:table-cell table:style-name="ce5" office:value-type="float" office:value="32221.51" calcext:value-type="float">
            <text:p>32221.51</text:p>
          </table:table-cell>
          <table:table-cell table:style-name="ce5" office:value-type="float" office:value="35476.53" calcext:value-type="float">
            <text:p>35476.53</text:p>
          </table:table-cell>
          <table:table-cell table:style-name="ce5" office:value-type="float" office:value="37910.1" calcext:value-type="float">
            <text:p>37910.10</text:p>
          </table:table-cell>
          <table:table-cell table:style-name="ce5" office:value-type="float" office:value="38199.45" calcext:value-type="float">
            <text:p>38199.45</text:p>
          </table:table-cell>
          <table:table-cell table:style-name="ce5" office:value-type="float" office:value="40896.11" calcext:value-type="float">
            <text:p>40896.11</text:p>
          </table:table-cell>
          <table:table-cell table:style-name="ce5" office:value-type="float" office:value="39003.91" calcext:value-type="float">
            <text:p>39003.91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12. (8+10.1) Парична маса М4 - денарски</text:p>
          </table:table-cell>
          <table:table-cell table:style-name="ce5" office:value-type="float" office:value="58294.9" calcext:value-type="float">
            <text:p>58294.90</text:p>
          </table:table-cell>
          <table:table-cell table:style-name="ce5" office:value-type="float" office:value="76089.1" calcext:value-type="float">
            <text:p>76089.10</text:p>
          </table:table-cell>
          <table:table-cell table:style-name="ce5" office:value-type="float" office:value="109128.54" calcext:value-type="float">
            <text:p>109128.54</text:p>
          </table:table-cell>
          <table:table-cell table:style-name="ce5" office:value-type="float" office:value="114516.21" calcext:value-type="float">
            <text:p>114516.21</text:p>
          </table:table-cell>
          <table:table-cell table:style-name="ce5" office:value-type="float" office:value="99782.42" calcext:value-type="float">
            <text:p>99782.42</text:p>
          </table:table-cell>
          <table:table-cell table:style-name="ce5" office:value-type="float" office:value="121737.56" calcext:value-type="float">
            <text:p>121737.56</text:p>
          </table:table-cell>
          <table:table-cell table:style-name="ce5" office:value-type="float" office:value="139078.59" calcext:value-type="float">
            <text:p>139078.59</text:p>
          </table:table-cell>
          <table:table-cell table:style-name="ce5" office:value-type="float" office:value="154978.22" calcext:value-type="float">
            <text:p>154978.22</text:p>
          </table:table-cell>
          <table:table-cell table:style-name="ce5" office:value-type="float" office:value="169368.66" calcext:value-type="float">
            <text:p>169368.66</text:p>
          </table:table-cell>
          <table:table-cell table:style-name="ce5" office:value-type="float" office:value="195342.06" calcext:value-type="float">
            <text:p>195342.06</text:p>
          </table:table-cell>
          <table:table-cell table:style-name="ce5" office:value-type="float" office:value="209724.53" calcext:value-type="float">
            <text:p>209724.53</text:p>
          </table:table-cell>
          <table:table-cell table:style-name="ce5" office:value-type="float" office:value="221165.41" calcext:value-type="float">
            <text:p>221165.41</text:p>
          </table:table-cell>
          <table:table-cell table:style-name="ce5" office:value-type="float" office:value="234143.38" calcext:value-type="float">
            <text:p>234143.38</text:p>
          </table:table-cell>
          <table:table-cell table:style-name="ce5" office:value-type="float" office:value="266836.53" calcext:value-type="float">
            <text:p>266836.53</text:p>
          </table:table-cell>
          <table:table-cell table:style-name="ce5" office:value-type="float" office:value="297341.09" calcext:value-type="float">
            <text:p>297341.09</text:p>
          </table:table-cell>
          <table:table-cell table:style-name="ce5" office:value-type="float" office:value="313839.75" calcext:value-type="float">
            <text:p>313839.75</text:p>
          </table:table-cell>
          <table:table-cell table:style-name="ce5" office:value-type="float" office:value="319330.59" calcext:value-type="float">
            <text:p>319330.59</text:p>
          </table:table-cell>
          <table:table-cell table:style-name="ce5" office:value-type="float" office:value="299525.09" calcext:value-type="float">
            <text:p>299525.09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&lt;a href=http://www.nbrm.mk/content/statistika/Monetarna%20statistika/metodologija/Metodologija_monetarna_07_2018_mak.pdf target =_blank&gt;&lt;font color ='blue'&gt;Методолошки објаснувања&lt;/font&gt; &lt;/a&gt;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) Претходни податоци</text:p>
            <text:p>2) Податоци согласно завршна сметка</text:p>
            <text:p>3) Почнувајќи од 01.01.2009 паричната маса опфаќа и пресметана камата</text:p>
            <text:p>4) За периодот од јануари 2009 година па наваму, направена е ревизија на временската серија на податоци заради примена на нова методологија согласно новиот Прирачник и Упатство за монетарна и финансиска статистика на ММФ од 2016 година.</text:p>
            <text:p>5) Од август 2020 година, извештаите повеќе не ги содржат податоците од една банка за која е отворена стечајна постапка.</text:p>
            <text:p/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Извор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Народна банка на Република Северна Македонија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Контакт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&lt;a href='mailto:contact.statistika@nbrm.mk'&gt;contact.statistika@nbrm.mk&lt;/a&gt;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телефон: 02 3215 181 локал 116 (или 110/108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Авторски права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Единици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милиони денари</text:p>
          </table:table-cell>
          <table:table-cell table:number-columns-repeated="63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office:value-type="string" calcext:value-type="string">
            <text:p>Интерен референтен код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SKS-002</text:p>
          </table:table-cell>
          <table:table-cell table:number-columns-repeated="63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SKS-002" style:display-name="PageStyle_MSKS-0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1:50:29.546082500</meta:creation-date>
    <dc:date>2022-12-12T11:50:29.546082500</dc:date>
    <meta:generator>LibreOffice/6.4.7.2$Linux_X86_64 LibreOffice_project/40$Build-2</meta:generator>
    <meta:document-statistic meta:table-count="1" meta:cell-count="601" meta:object-count="0"/>
    <meta:user-defined meta:name="DocSecurity" meta:value-type="float">0</meta:user-defined>
    <meta:user-defined meta:name="ScaleCrop" meta:value-type="boolean">false</meta:user-defined>
  </office:meta>
</office:document-meta>
</file>